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7563" officeooo:paragraph-rsid="001b7563"/>
    </style:style>
    <style:style style:name="P2" style:family="paragraph" style:parent-style-name="Standard">
      <style:text-properties officeooo:paragraph-rsid="001b7563"/>
    </style:style>
    <style:style style:name="P3" style:family="paragraph" style:parent-style-name="Standard">
      <style:text-properties officeooo:rsid="001d63cf" officeooo:paragraph-rsid="001d63cf"/>
    </style:style>
    <style:style style:name="T1" style:family="text">
      <style:text-properties officeooo:rsid="001b7563"/>
    </style:style>
    <style:style style:name="T2" style:family="text">
      <style:text-properties officeooo:rsid="001d63cf"/>
    </style:style>
    <style:style style:name="T3"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Comp1004 – </text:span>Final Portfolio: <text:span text:style-name="T2">Db8-DT</text:span></text:p>
      <text:p text:style-name="P2"/>
      <text:p text:style-name="P2">Your final portfolio comprises the following items: </text:p>
      <text:p text:style-name="P2">• A representation of your final project plan. This should illustrate your backlog and sprints. </text:p>
      <text:p text:style-name="P2">• A complete set of UML diagrams to represent your application. </text:p>
      <text:p text:style-name="P2">• A completed and finished GitHub repo. The readme file must outline your project. </text:p>
      <text:p text:style-name="P2">• A poster illustrating the key features of your application and the architecture. </text:p>
      <text:p text:style-name="P2">• A reflective account of approximately 500 words considering the issues and challenges arising from the project. </text:p>
      <text:p text:style-name="P2"/>
      <text:p text:style-name="P1">Introduction:</text:p>
      <text:p text:style-name="P1"/>
      <text:p text:style-name="P1">The Db8 (Debate) Project is a social platform for holding open and constructive discussion online. The technical scale and development of this project will be very large so before any production begins, the core ideas and features need to be <text:span text:style-name="T2">prototyped</text:span> to find out if the methodology of this new style of debating is effective.</text:p>
      <text:p text:style-name="P1">My goal is to create <text:span text:style-name="T2">Db8-DT (Debate Demo Tool),</text:span> a simple yet effective tool that can demonstrate the functionality and use-cases of Db8 Project to peers and stakeholders. This should be achieved through a single page website that contains sample features for each key aspect of Db8, allowing for quick iteration of designs. <text:span text:style-name="T2">It does not need to contain any online components, rather simply give an idea of the procedures an end-user may go through when using the full scale version.</text:span></text:p>
      <text:p text:style-name="P3">To be clear, I am <text:span text:style-name="T3">not</text:span> developing Db8, but instead a webpage that demonstrates the core functionality of Db8. </text:p>
      <text:p text:style-name="P3">This report will cover the Software Development Lifecycle of Db8-DT and provide a representation of the final project plan along with the complete set of UML Diagrams that cover the application.</text:p>
      <text:p text:style-name="P3"/>
      <text:p text:style-name="P3">Software Development Lifecycle (SDLC):</text:p>
      <text:p text:style-name="P3"/>
      <text:p text:style-name="P3">The SDLC is composed of 5 stages:</text:p>
      <text:p text:style-name="P3">- Requirement analysis</text:p>
      <text:p text:style-name="P3">- Design</text:p>
      <text:p text:style-name="P3">- Implementation</text:p>
      <text:p text:style-name="P3">- Testing</text:p>
      <text:p text:style-name="P3">- Maintenance</text:p>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3T13:09:12.393000000</meta:creation-date>
    <dc:date>2024-04-03T16:01:06.147000000</dc:date>
    <meta:editing-duration>PT2H51M53S</meta:editing-duration>
    <meta:editing-cycles>3</meta:editing-cycles>
    <meta:generator>LibreOffice/7.6.2.1$Windows_X86_64 LibreOffice_project/56f7684011345957bbf33a7ee678afaf4d2ba333</meta:generator>
    <meta:document-statistic meta:table-count="0" meta:image-count="0" meta:object-count="0" meta:page-count="1" meta:paragraph-count="19" meta:word-count="290" meta:character-count="1789" meta:non-whitespace-character-count="1510"/>
  </office:meta>
</office:document-meta>
</file>